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lags" style:family="table">
      <style:table-properties style:width="6.925in" table:align="margins"/>
    </style:style>
    <style:style style:name="Flags.A" style:family="table-column">
      <style:table-column-properties style:column-width="3.4625in" style:rel-column-width="32767*"/>
    </style:style>
    <style:style style:name="Flag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lags.B1" style:family="table-cell">
      <style:table-cell-properties fo:padding="0.0382in" fo:border="0.0007in solid #000000"/>
    </style:style>
    <style:style style:name="Flags.A2" style:family="table-cell">
      <style:table-cell-properties fo:padding="0.0382in" fo:border-left="0.0007in solid #000000" fo:border-right="none" fo:border-top="none" fo:border-bottom="0.0007in solid #000000"/>
    </style:style>
    <style:style style:name="Flag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Interupts" style:family="table">
      <style:table-properties style:width="6.925in" table:align="margins"/>
    </style:style>
    <style:style style:name="Interupts.A" style:family="table-column">
      <style:table-column-properties style:column-width="3.4625in" style:rel-column-width="32767*"/>
    </style:style>
    <style:style style:name="Interup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terupts.B1" style:family="table-cell">
      <style:table-cell-properties fo:padding="0.0382in" fo:border="0.0007in solid #000000"/>
    </style:style>
    <style:style style:name="Interup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nterupt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The Instruction format is fairly simple, and flexible. <text:s/>With a fixed instruction size of 16-bits, it is often better to have multiple instruction types, but for convenience one was chosen. <text:s/>The use of a segmentation register removes the memory limitations of the 5 bit immediate, but there are still other problems that arise. <text:s/>For instance, loading an arbitrary word would take three immediate values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. <text:s/>Appended to 5-bit immediate, so should not be greater than 11 bits.</text:p>
          </table:table-cell>
          <table:table-cell table:style-name="Registers.C2" office:value-type="float" office:value="6">
            <text:p text:style-name="Table_20_Contents">6</text:p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2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EIP</text:p>
          </table:table-cell>
          <table:table-cell table:style-name="Registers.A2" office:value-type="string">
            <text:p text:style-name="Table_20_Contents">Exception 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R</text:p>
          </table:table-cell>
          <table:table-cell table:style-name="Registers.A2" office:value-type="string">
            <text:p text:style-name="Table_20_Contents">Stores address of interrupt vector table, each entry being one word long. <text:s/>(Will usually be a jump.)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L</text:p>
          </table:table-cell>
          <table:table-cell table:style-name="Registers.A2" office:value-type="string">
            <text:p text:style-name="Table_20_Contents">Stores the length of interrupt vector table, in entries.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<text:soft-page-break/>which is useful for a number of instructions that use an immediate, to allow for adding 0 plus the immediate for instance, rather than having to zero a register in use for that.</text:p>
      <text:p text:style-name="Standard"/>
      <text:p text:style-name="Standard">All addresses that are used in the immediate will be combined with the DS to produce the address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Security note. <text:s/>For the purpose of security, there are two regions or segments of memory. <text:s/>The kernel segment and user segment. <text:s/>The user segment may not call, jump read or modify the kernel memory in anyway, nor modify the kernel register. <text:s/>The kernel register's value times two defines the region above which is userspace.</text:p>
      <text:p text:style-name="Standard"/>
      <text:p text:style-name="Standard"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interrup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the IP minu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ft bitshift</text:p>
          </table:table-cell>
          <table:table-cell table:style-name="Table1.A2" office:value-type="string">
            <text:p text:style-name="Table_20_Contents">SHL A,B + Imm</text:p>
          </table:table-cell>
          <table:table-cell table:style-name="Table1.A2" office:value-type="string">
            <text:p text:style-name="Table_20_Contents">Accumulator = A &lt;&l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ight bitshift</text:p>
          </table:table-cell>
          <table:table-cell table:style-name="Table1.A2" office:value-type="string">
            <text:p text:style-name="Table_20_Contents">SHR A,B + Imm</text:p>
          </table:table-cell>
          <table:table-cell table:style-name="Table1.A2" office:value-type="string">
            <text:p text:style-name="Table_20_Contents">Accumulator = A &gt;&g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Imm)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A</text:p>
          </table:table-cell>
          <table:table-cell table:style-name="Table1.A2" office:value-type="string">
            <text:p text:style-name="Table_20_Contents">Adds the address of the next instruction to the stack, and then jumps to the address in 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 instructions. <text:s/>Else, nothing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</text:p>
          </table:table-cell>
          <table:table-cell table:style-name="Table1.A2" office:value-type="string">
            <text:p text:style-name="Table_20_Contents">int A imm</text:p>
          </table:table-cell>
          <table:table-cell table:style-name="Table1.A2" office:value-type="string">
            <text:p text:style-name="Table_20_Contents">Creates interrupt at A+im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 return</text:p>
          </table:table-cell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Leaves interrupt, and returns to the code that was being executed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Word</text:p>
          </table:table-cell>
          <table:table-cell table:style-name="Table1.A2" office:value-type="string">
            <text:p text:style-name="Table_20_Contents">loadw [A + Imm]</text:p>
          </table:table-cell>
          <table:table-cell table:style-name="Table1.A2" office:value-type="string">
            <text:p text:style-name="Table_20_Contents">Loads one word pointed to by A+imm into accumulat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ore Word</text:p>
          </table:table-cell>
          <table:table-cell table:style-name="Table1.A2" office:value-type="string">
            <text:p text:style-name="Table_20_Contents">stow [A + Imm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Interrupt Vector Table</text:p>
          </table:table-cell>
          <table:table-cell table:style-name="Table1.A2" office:value-type="string">
            <text:p text:style-name="Table_20_Contents">livt A, Imm</text:p>
          </table:table-cell>
          <table:table-cell table:style-name="Table1.A2" office:value-type="string">
            <text:p text:style-name="Table_20_Contents">Loads table of interrupts at position addressed by A, and loads exactly Imm interrupts.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Flags" table:style-name="Flags">
        <table:table-column table:style-name="Flags.A" table:number-columns-repeated="2"/>
        <table:table-row>
          <table:table-cell table:style-name="Flags.A1" office:value-type="string">
            <text:p text:style-name="Table_20_Contents">Flag</text:p>
          </table:table-cell>
          <table:table-cell table:style-name="Flags.B1" office:value-type="string">
            <text:p text:style-name="Table_20_Contents">Meaning</text:p>
          </table:table-cell>
        </table:table-row>
        <table:table-row>
          <table:table-cell table:style-name="Flags.A2" office:value-type="string">
            <text:p text:style-name="Table_20_Contents">IOorMem</text:p>
          </table:table-cell>
          <table:table-cell table:style-name="Flags.B2" office:value-type="string">
            <text:p text:style-name="Table_20_Contents">If high, the multiplexer will direct memory accesses to the IO bus instead</text:p>
          </table:table-cell>
        </table:table-row>
        <table:table-row>
          <table:table-cell table:style-name="Flags.A2" office:value-type="string">
            <text:p text:style-name="Table_20_Contents">Except</text:p>
          </table:table-cell>
          <table:table-cell table:style-name="Flags.B2" office:value-type="string">
            <text:p text:style-name="Table_20_Contents">If high, EIP will preserve the IP. <text:s/>IP will also be set to IVR + (interrupt #), with a maximum value of IVL + IVR. <text:s/>Otherwise, the general exception <text:soft-page-break/>interrupt # will be called</text:p>
          </table:table-cell>
        </table:table-row>
      </table:table>
      <text:p text:style-name="Standard"><text:tab/></text:p>
      <text:p text:style-name="Standard"/>
      <text:p text:style-name="Standard">Exception and Interrupt handling procedure:</text:p>
      <text:p text:style-name="Standard"/>
      <text:p text:style-name="Standard">If any exception flag is high, then IP will be saved into the EIP. <text:s/>IP will then be changed to be equal to IVR + interrupt #, where the interrupt number is determined by the flag raised, or by what the value of the accumulator was after an INT instruction. <text:s/>If IVR + interrupt # is greater than IVL, it will result in interrupt 0 being called instead.</text:p>
      <text:p text:style-name="Standard"/>
      <text:p text:style-name="Standard"/>
      <table:table table:name="Interupts" table:style-name="Interupts">
        <table:table-column table:style-name="Interupts.A" table:number-columns-repeated="2"/>
        <table:table-row>
          <table:table-cell table:style-name="Interupts.A1" office:value-type="string">
            <text:p text:style-name="Table_20_Contents">Interrupt #</text:p>
          </table:table-cell>
          <table:table-cell table:style-name="Interupts.B1" office:value-type="string">
            <text:p text:style-name="Table_20_Contents">Sources and Meaning</text:p>
          </table:table-cell>
        </table:table-row>
        <table:table-row>
          <table:table-cell table:style-name="Interupts.A2" office:value-type="float" office:value="0">
            <text:p text:style-name="Table_20_Contents">0</text:p>
          </table:table-cell>
          <table:table-cell table:style-name="Interupts.B2" office:value-type="string">
            <text:p text:style-name="Table_20_Contents">General Interrupt, called whenever the interrupt address is invalid</text:p>
          </table:table-cell>
        </table:table-row>
        <table:table-row>
          <table:table-cell table:style-name="Interupts.A2" office:value-type="float" office:value="1">
            <text:p text:style-name="Table_20_Contents">1</text:p>
          </table:table-cell>
          <table:table-cell table:style-name="Interupts.B2" office:value-type="string">
            <text:p text:style-name="Table_20_Contents">Invalid Access, this interrupt is called whenever a point above the K register, tries to read or modify kernel space.</text:p>
          </table:table-cell>
        </table:table-row>
        <table:table-row>
          <table:table-cell table:style-name="Interupts.A2" office:value-type="float" office:value="2">
            <text:p text:style-name="Table_20_Contents">2</text:p>
          </table:table-cell>
          <table:table-cell table:style-name="Interupts.B2" office:value-type="string">
            <text:p text:style-name="Table_20_Contents">Arithmetic Error, this interrupt is called whenever there is a divide by zero, or similar iss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4-07T16:37:46.88</dc:date>
    <dc:creator>Octopi </dc:creator>
    <meta:editing-duration>P10DT23H35M26S</meta:editing-duration>
    <meta:editing-cycles>46</meta:editing-cycles>
    <meta:document-statistic meta:table-count="5" meta:image-count="0" meta:object-count="0" meta:page-count="4" meta:paragraph-count="146" meta:word-count="915" meta:character-count="4965"/>
  </office:meta>
</office:document-meta>
</file>